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style:shadow="none"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ubtitle">
      <style:paragraph-properties fo:margin-top="0cm" fo:margin-bottom="0cm" style:contextual-spacing="false"/>
      <style:text-properties officeooo:rsid="001112a8" officeooo:paragraph-rsid="001112a8"/>
    </style:style>
    <style:style style:name="P2" style:family="paragraph" style:parent-style-name="Title">
      <style:paragraph-properties fo:margin-top="0cm" fo:margin-bottom="0cm" style:contextual-spacing="false"/>
      <style:text-properties officeooo:rsid="001112a8" officeooo:paragraph-rsid="001112a8"/>
    </style:style>
    <style:style style:name="P3" style:family="paragraph" style:parent-style-name="Text_20_body">
      <style:text-properties officeooo:paragraph-rsid="001112a8"/>
    </style:style>
    <style:style style:name="P4" style:family="paragraph" style:parent-style-name="Text_20_body">
      <style:text-properties style:font-name="Liberation Serif1"/>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112a8"/>
    </style:style>
    <style:style style:name="P7" style:family="paragraph" style:parent-style-name="Text_20_body">
      <style:paragraph-properties fo:text-align="start" style:justify-single-word="false"/>
      <style:text-properties officeooo:paragraph-rsid="00138ab0"/>
    </style:style>
    <style:style style:name="P8" style:family="paragraph" style:parent-style-name="Text_20_body">
      <style:paragraph-properties fo:text-align="start" style:justify-single-word="false"/>
      <style:text-properties officeooo:paragraph-rsid="0017b72b"/>
    </style:style>
    <style:style style:name="P9" style:family="paragraph" style:parent-style-name="Text_20_body">
      <style:paragraph-properties fo:text-align="start" style:justify-single-word="false"/>
      <style:text-properties officeooo:rsid="0011efba" officeooo:paragraph-rsid="0011efba"/>
    </style:style>
    <style:style style:name="P10" style:family="paragraph" style:parent-style-name="Text_20_body">
      <style:paragraph-properties fo:text-align="start" style:justify-single-word="false"/>
      <style:text-properties officeooo:rsid="00126df1" officeooo:paragraph-rsid="00126df1"/>
    </style:style>
    <style:style style:name="P11" style:family="paragraph" style:parent-style-name="Text_20_body" style:list-style-name="L1">
      <style:text-properties officeooo:rsid="00138ab0" officeooo:paragraph-rsid="00138ab0"/>
    </style:style>
    <style:style style:name="P12" style:family="paragraph" style:parent-style-name="Text_20_body" style:list-style-name="L1"/>
    <style:style style:name="P13" style:family="paragraph" style:parent-style-name="Text_20_body">
      <style:paragraph-properties fo:text-align="start" style:justify-single-word="false"/>
      <style:text-properties officeooo:rsid="001561c8" officeooo:paragraph-rsid="001561c8"/>
    </style:style>
    <style:style style:name="P14" style:family="paragraph" style:parent-style-name="Text_20_body" style:list-style-name="L2"/>
    <style:style style:name="P15" style:family="paragraph" style:parent-style-name="Text_20_body">
      <style:paragraph-properties fo:text-align="start" style:justify-single-word="false"/>
      <style:text-properties officeooo:rsid="0016df1f" officeooo:paragraph-rsid="0016df1f"/>
    </style:style>
    <style:style style:name="P16" style:family="paragraph" style:parent-style-name="Text_20_body">
      <style:paragraph-properties fo:text-align="start" style:justify-single-word="false"/>
      <style:text-properties officeooo:rsid="0016df1f" officeooo:paragraph-rsid="00175d22"/>
    </style:style>
    <style:style style:name="P17" style:family="paragraph" style:parent-style-name="Text_20_body">
      <style:text-properties officeooo:paragraph-rsid="0016df1f"/>
    </style:style>
    <style:style style:name="P18" style:family="paragraph" style:parent-style-name="Text_20_body">
      <style:text-properties style:use-window-font-color="true"/>
    </style:style>
    <style:style style:name="P19" style:family="paragraph" style:parent-style-name="Text_20_body" style:list-style-name="L3">
      <style:text-properties style:use-window-font-color="true"/>
    </style:style>
    <style:style style:name="P20" style:family="paragraph" style:parent-style-name="Text_20_body">
      <style:text-properties style:use-window-font-color="true" officeooo:rsid="0016df1f" officeooo:paragraph-rsid="0016df1f"/>
    </style:style>
    <style:style style:name="P21" style:family="paragraph" style:parent-style-name="Text_20_body">
      <style:text-properties style:use-window-font-color="true" style:font-name="Liberation Serif1" fo:font-size="12pt" style:font-size-asian="12pt" style:font-size-complex="12pt"/>
    </style:style>
    <style:style style:name="P22" style:family="paragraph" style:parent-style-name="Text_20_body" style:list-style-name="L2">
      <style:text-properties style:use-window-font-color="true"/>
    </style:style>
    <style:style style:name="P23" style:family="paragraph" style:parent-style-name="Text_20_body">
      <style:paragraph-properties fo:text-align="start" style:justify-single-word="false"/>
      <style:text-properties officeooo:rsid="00175d22" officeooo:paragraph-rsid="00175d22"/>
    </style:style>
    <style:style style:name="P24" style:family="paragraph" style:parent-style-name="Text_20_body">
      <style:text-properties officeooo:rsid="00175d22" officeooo:paragraph-rsid="00175d22"/>
    </style:style>
    <style:style style:name="P25" style:family="paragraph" style:parent-style-name="Text_20_body">
      <style:paragraph-properties fo:text-align="start" style:justify-single-word="false"/>
      <style:text-properties officeooo:rsid="0017b72b" officeooo:paragraph-rsid="0017b72b"/>
    </style:style>
    <style:style style:name="P26" style:family="paragraph" style:parent-style-name="Text_20_body">
      <style:paragraph-properties fo:margin-top="0cm" fo:margin-bottom="0cm" style:contextual-spacing="false" fo:text-align="center" style:justify-single-word="false"/>
      <style:text-properties style:font-name="Liberation Sans" officeooo:rsid="001112a8" officeooo:paragraph-rsid="001112a8"/>
    </style:style>
    <style:style style:name="P27" style:family="paragraph" style:parent-style-name="Text_20_body">
      <style:paragraph-properties fo:margin-top="0cm" fo:margin-bottom="0cm" style:contextual-spacing="false"/>
      <style:text-properties officeooo:rsid="001112a8" officeooo:paragraph-rsid="001112a8"/>
    </style:style>
    <style:style style:name="P28"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 officeooo:rsid="001112a8" officeooo:paragraph-rsid="001112a8"/>
    </style:style>
    <style:style style:name="P29" style:family="paragraph" style:parent-style-name="Text_20_body" style:master-page-name="Landscape">
      <style:paragraph-properties style:page-number="auto"/>
      <style:text-properties officeooo:rsid="001112a8" officeooo:paragraph-rsid="00175d22"/>
    </style:style>
    <style:style style:name="P30" style:family="paragraph" style:parent-style-name="Standard">
      <style:text-properties style:use-window-font-color="true" officeooo:paragraph-rsid="001495f0"/>
    </style:style>
    <style:style style:name="P31" style:family="paragraph" style:parent-style-name="Heading_20_2">
      <style:text-properties officeooo:rsid="001112a8" officeooo:paragraph-rsid="001112a8"/>
    </style:style>
    <style:style style:name="P32" style:family="paragraph" style:parent-style-name="Heading_20_2">
      <style:text-properties officeooo:rsid="0011c1ff" officeooo:paragraph-rsid="0011c1ff"/>
    </style:style>
    <style:style style:name="P33" style:family="paragraph" style:parent-style-name="Heading_20_2">
      <style:text-properties officeooo:rsid="001495f0" officeooo:paragraph-rsid="001495f0"/>
    </style:style>
    <style:style style:name="P34" style:family="paragraph" style:parent-style-name="Heading_20_2">
      <style:text-properties officeooo:rsid="0016df1f" officeooo:paragraph-rsid="0016df1f"/>
    </style:style>
    <style:style style:name="P35" style:family="paragraph" style:parent-style-name="Heading_20_2">
      <style:text-properties officeooo:rsid="00175d22" officeooo:paragraph-rsid="00175d22"/>
    </style:style>
    <style:style style:name="P36" style:family="paragraph" style:parent-style-name="Heading_20_1">
      <style:text-properties officeooo:rsid="001112a8" officeooo:paragraph-rsid="001112a8"/>
    </style:style>
    <style:style style:name="P37" style:family="paragraph" style:parent-style-name="Heading_20_1">
      <style:paragraph-properties fo:break-before="page"/>
      <style:text-properties officeooo:rsid="001112a8" officeooo:paragraph-rsid="001112a8"/>
    </style:style>
    <style:style style:name="P38" style:family="paragraph" style:parent-style-name="Heading_20_1">
      <style:paragraph-properties fo:text-align="center" style:justify-single-word="false" fo:break-before="page"/>
      <style:text-properties officeooo:rsid="001112a8" officeooo:paragraph-rsid="001112a8"/>
    </style:style>
    <style:style style:name="P39" style:family="paragraph" style:parent-style-name="Heading_20_1" style:master-page-name="Standard">
      <style:paragraph-properties style:page-number="auto"/>
      <style:text-properties officeooo:rsid="001112a8" officeooo:paragraph-rsid="001112a8"/>
    </style:style>
    <style:style style:name="P40" style:family="paragraph" style:parent-style-name="Heading_20_3">
      <style:text-properties officeooo:rsid="0011c1ff" officeooo:paragraph-rsid="0011c1ff"/>
    </style:style>
    <style:style style:name="P41" style:family="paragraph" style:parent-style-name="Heading_20_3">
      <style:text-properties officeooo:rsid="001495f0" officeooo:paragraph-rsid="001495f0"/>
    </style:style>
    <style:style style:name="P42" style:family="paragraph" style:parent-style-name="Table_20_Contents">
      <style:paragraph-properties fo:margin-top="0cm" fo:margin-bottom="0cm" style:contextual-spacing="false" fo:text-align="end" style:justify-single-word="false"/>
      <style:text-properties style:font-name="Liberation Sans" fo:font-size="12pt" officeooo:rsid="001112a8" officeooo:paragraph-rsid="001112a8" style:font-size-asian="12pt" style:font-size-complex="12pt"/>
    </style:style>
    <style:style style:name="P43" style:family="paragraph" style:parent-style-name="Table_20_Contents">
      <style:paragraph-properties fo:margin-top="0cm" fo:margin-bottom="0cm" style:contextual-spacing="false" fo:text-align="start" style:justify-single-word="false"/>
      <style:text-properties style:font-name="Liberation Sans" fo:font-size="12pt" officeooo:rsid="001112a8" officeooo:paragraph-rsid="001112a8" style:font-size-asian="12pt" style:font-size-complex="12pt"/>
    </style:style>
    <style:style style:name="P44" style:family="paragraph" style:parent-style-name="Table_20_Contents">
      <style:paragraph-properties fo:margin-top="0cm" fo:margin-bottom="0cm" style:contextual-spacing="false" fo:text-align="end" style:justify-single-word="false"/>
      <style:text-properties style:font-name="Liberation Sans" fo:font-size="12pt" style:font-size-asian="12pt" style:font-size-complex="12pt"/>
    </style:style>
    <style:style style:name="P45" style:family="paragraph" style:parent-style-name="Table">
      <style:paragraph-properties fo:margin-top="0cm" fo:margin-bottom="0cm" style:contextual-spacing="false"/>
    </style:style>
    <style:style style:name="P46" style:family="paragraph" style:parent-style-name="Table">
      <style:paragraph-properties fo:keep-with-next="always"/>
      <style:text-properties style:use-window-font-color="true"/>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No_20_Spacing">
      <style:paragraph-properties fo:text-align="start" style:justify-single-word="false"/>
      <style:text-properties officeooo:paragraph-rsid="001495f0"/>
    </style:style>
    <style:style style:name="P50" style:family="paragraph" style:parent-style-name="No_20_Spacing">
      <style:paragraph-properties fo:text-align="center" style:justify-single-word="false"/>
      <style:text-properties style:use-window-font-color="true" style:font-name="Liberation Sans" fo:font-weight="bold" officeooo:paragraph-rsid="001495f0" style:font-weight-asian="bold"/>
    </style:style>
    <style:style style:name="P51" style:family="paragraph" style:parent-style-name="No_20_Spacing">
      <style:paragraph-properties fo:text-align="start" style:justify-single-word="false"/>
      <style:text-properties style:use-window-font-color="true" style:font-name="Liberation Sans" fo:font-size="11pt" fo:font-weight="bold" officeooo:paragraph-rsid="001495f0" style:font-size-asian="11pt" style:font-weight-asian="bold" style:font-size-complex="11pt"/>
    </style:style>
    <style:style style:name="P52" style:family="paragraph" style:parent-style-name="No_20_Spacing">
      <style:paragraph-properties fo:text-align="start" style:justify-single-word="false"/>
      <style:text-properties style:use-window-font-color="true" style:font-name="Liberation Sans" fo:font-size="11pt" fo:font-weight="bold" officeooo:rsid="001495f0" officeooo:paragraph-rsid="001495f0" style:font-size-asian="11pt" style:font-weight-asian="bold" style:font-size-complex="11pt"/>
    </style:style>
    <style:style style:name="P53"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54"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55" style:family="paragraph" style:parent-style-name="Footer">
      <style:paragraph-properties fo:text-align="center" style:justify-single-word="false"/>
    </style:style>
    <style:style style:name="P56" style:family="paragraph" style:parent-style-name="Contents_20_Heading" style:master-page-name="Standard">
      <style:paragraph-properties style:page-number="1"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fo:color="#0e0e0e" officeooo:rsid="001112a8" style:font-name-complex="Helvetica Neue"/>
    </style:style>
    <style:style style:name="T4" style:family="text">
      <style:text-properties style:font-name="Liberation Serif1"/>
    </style:style>
    <style:style style:name="T5" style:family="text">
      <style:text-properties style:font-name="Liberation Serif1" officeooo:rsid="001112a8"/>
    </style:style>
    <style:style style:name="T6" style:family="text">
      <style:text-properties style:font-name="Liberation Serif1" officeooo:rsid="00138ab0"/>
    </style:style>
    <style:style style:name="T7" style:family="text">
      <style:text-properties style:font-name="Liberation Serif1" officeooo:rsid="001561c8"/>
    </style:style>
    <style:style style:name="T8" style:family="text">
      <style:text-properties style:font-name="Liberation Serif1" fo:font-size="12pt" style:font-name-asian="Times New Roman" style:font-size-asian="12pt" style:font-name-complex="Helvetica" style:font-size-complex="12pt"/>
    </style:style>
    <style:style style:name="T9" style:family="text">
      <style:text-properties officeooo:rsid="0011c1ff"/>
    </style:style>
    <style:style style:name="T10" style:family="text">
      <style:text-properties officeooo:rsid="0011efba"/>
    </style:style>
    <style:style style:name="T11" style:family="text">
      <style:text-properties officeooo:rsid="00126df1"/>
    </style:style>
    <style:style style:name="T12" style:family="text">
      <style:text-properties officeooo:rsid="00138ab0"/>
    </style:style>
    <style:style style:name="T13" style:family="text">
      <style:text-properties fo:font-weight="bold" style:font-weight-asian="bold" style:font-weight-complex="bold"/>
    </style:style>
    <style:style style:name="T14" style:family="text">
      <style:text-properties officeooo:rsid="001495f0"/>
    </style:style>
    <style:style style:name="T15" style:family="text">
      <style:text-properties style:text-position="super 58%"/>
    </style:style>
    <style:style style:name="T16" style:family="text">
      <style:text-properties officeooo:rsid="001561c8"/>
    </style:style>
    <style:style style:name="T17" style:family="text">
      <style:text-properties officeooo:rsid="0016df1f"/>
    </style:style>
    <style:style style:name="T18" style:family="text">
      <style:text-properties style:use-window-font-color="true" style:font-name="Liberation Serif1" fo:font-size="12pt" style:font-name-asian="Times New Roman" style:font-size-asian="12pt" style:font-name-complex="Helvetica" style:font-size-complex="12pt"/>
    </style:style>
    <style:style style:name="T19" style:family="text">
      <style:text-properties style:use-window-font-color="true" style:font-name="Liberation Serif1" fo:font-size="12pt" officeooo:rsid="0016df1f" style:font-name-asian="Times New Roman" style:font-size-asian="12pt" style:font-name-complex="Helvetica" style:font-size-complex="12pt"/>
    </style:style>
    <style:style style:name="T20" style:family="text">
      <style:text-properties style:use-window-font-color="true" style:font-name="Liberation Serif1" fo:font-size="12pt" officeooo:rsid="001561c8" style:font-name-asian="Times New Roman" style:font-size-asian="12pt" style:font-name-complex="Helvetica" style:font-size-complex="12pt"/>
    </style:style>
    <style:style style:name="T21" style:family="text">
      <style:text-properties style:use-window-font-color="true" style:font-name="Liberation Serif1" fo:font-size="12pt" officeooo:rsid="001495f0"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 fo:font-size="11pt" fo:font-weight="bold" style:font-size-asian="11pt" style:font-weight-asian="bold" style:font-size-complex="11pt"/>
    </style:style>
    <style:style style:name="T24" style:family="text">
      <style:text-properties style:use-window-font-color="true" style:text-position="super 64%" style:font-name="Liberation Sans"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8">UNIVERSITY OF CALGARY</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ENGO 500: GIS &amp; Land Tenure 2</text:p>
      <text:p text:style-name="P1">Project Proposal</text:p>
      <text:p text:style-name="P27"/>
      <text:p text:style-name="P27"/>
      <text:p text:style-name="P27"/>
      <text:p text:style-name="P27"/>
      <table:table table:name="Table1" table:style-name="Table1">
        <table:table-column table:style-name="Table1.A"/>
        <table:table-column table:style-name="Table1.B"/>
        <table:table-row>
          <table:table-cell table:style-name="Table1.A1" office:value-type="string">
            <text:p text:style-name="P42">By:</text:p>
          </table:table-cell>
          <table:table-cell table:style-name="Table1.A1" office:value-type="string">
            <text:p text:style-name="P43">Jeremy Steward</text:p>
          </table:table-cell>
        </table:table-row>
        <table:table-row>
          <table:table-cell table:style-name="Table1.A1" office:value-type="string">
            <text:p text:style-name="P44"/>
          </table:table-cell>
          <table:table-cell table:style-name="Table1.A1" office:value-type="string">
            <text:p text:style-name="P43">Kathleen Ang</text:p>
          </table:table-cell>
        </table:table-row>
        <table:table-row>
          <table:table-cell table:style-name="Table1.A1" office:value-type="string">
            <text:p text:style-name="P44"/>
          </table:table-cell>
          <table:table-cell table:style-name="Table1.A1" office:value-type="string">
            <text:p text:style-name="P43">Ben Trodd</text:p>
          </table:table-cell>
        </table:table-row>
        <table:table-row>
          <table:table-cell table:style-name="Table1.A1" office:value-type="string">
            <text:p text:style-name="P44"/>
          </table:table-cell>
          <table:table-cell table:style-name="Table1.A1" office:value-type="string">
            <text:p text:style-name="P43">Harshini Nanduri</text:p>
          </table:table-cell>
        </table:table-row>
        <table:table-row>
          <table:table-cell table:style-name="Table1.A1" office:value-type="string">
            <text:p text:style-name="P44"/>
          </table:table-cell>
          <table:table-cell table:style-name="Table1.A1" office:value-type="string">
            <text:p text:style-name="P43">Alexandra Cummins</text:p>
          </table:table-cell>
        </table:table-row>
        <table:table-row>
          <table:table-cell table:style-name="Table1.A1" office:value-type="string">
            <text:p text:style-name="P44"/>
          </table:table-cell>
          <table:table-cell table:style-name="Table1.A1" office:value-type="string">
            <text:p text:style-name="P43"/>
          </table:table-cell>
        </table:table-row>
        <table:table-row>
          <table:table-cell table:style-name="Table1.A1" office:value-type="string">
            <text:p text:style-name="P42">Supervisor:</text:p>
          </table:table-cell>
          <table:table-cell table:style-name="Table1.A1" office:value-type="string">
            <text:p text:style-name="P43">Dr. Steve Liang</text:p>
          </table:table-cell>
        </table:table-row>
      </table:table>
      <text:p text:style-name="P45"/>
      <text:p text:style-name="P26"/>
      <text:p text:style-name="P26"/>
      <text:p text:style-name="P26"/>
      <text:p text:style-name="P26"/>
      <text:p text:style-name="P26">DEPARTMENT OF GEOMATICS ENGINEERING</text:p>
      <text:p text:style-name="P26"/>
      <text:p text:style-name="P26"/>
      <text:p text:style-name="P26">SCHULICH SCHOOL OF ENGINEERING </text:p>
      <text:p text:style-name="P26"/>
      <text:p text:style-name="P26"/>
      <text:p text:style-name="P26"><text:date style:data-style-name="N84" text:date-value="2013-09-24T11:07:50.991551969" text:fixed="true" text:date-adjust="PT72H00M00S">2013-09-2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7"><text:a xlink:type="simple" xlink:href="#__RefHeading__107_1996015058" text:style-name="Index_20_Link" text:visited-style-name="Index_20_Link">Introduction<text:tab/>2</text:a></text:p>
          <text:p text:style-name="P57"><text:a xlink:type="simple" xlink:href="#__RefHeading__109_1996015058" text:style-name="Index_20_Link" text:visited-style-name="Index_20_Link">Background Information<text:tab/>2</text:a></text:p>
          <text:p text:style-name="P48"><text:a xlink:type="simple" xlink:href="#__RefHeading__1325_1996015058" text:style-name="Index_20_Link" text:visited-style-name="Index_20_Link">Internet of Things<text:tab/>2</text:a></text:p>
          <text:p text:style-name="P48"><text:a xlink:type="simple" xlink:href="#__RefHeading__1327_1996015058" text:style-name="Index_20_Link" text:visited-style-name="Index_20_Link">Open Geospatial Consortium<text:tab/>2</text:a></text:p>
          <text:p text:style-name="P47"><text:a xlink:type="simple" xlink:href="#__RefHeading__1329_1996015058" text:style-name="Index_20_Link" text:visited-style-name="Index_20_Link">OGC RESTful API<text:tab/>3</text:a></text:p>
          <text:p text:style-name="P57"><text:a xlink:type="simple" xlink:href="#__RefHeading__111_1996015058" text:style-name="Index_20_Link" text:visited-style-name="Index_20_Link">Objectives<text:tab/>3</text:a></text:p>
          <text:p text:style-name="P57"><text:a xlink:type="simple" xlink:href="#__RefHeading__113_1996015058" text:style-name="Index_20_Link" text:visited-style-name="Index_20_Link">Methods<text:tab/>5</text:a></text:p>
          <text:p text:style-name="P48"><text:a xlink:type="simple" xlink:href="#__RefHeading__1331_1996015058" text:style-name="Index_20_Link" text:visited-style-name="Index_20_Link">Sensors<text:tab/>5</text:a></text:p>
          <text:p text:style-name="P47"><text:a xlink:type="simple" xlink:href="#__RefHeading__1333_1996015058" text:style-name="Index_20_Link" text:visited-style-name="Index_20_Link">Computer Board<text:tab/>5</text:a></text:p>
          <text:p text:style-name="P47"><text:a xlink:type="simple" xlink:href="#__RefHeading__1335_1996015058" text:style-name="Index_20_Link" text:visited-style-name="Index_20_Link">Other Sensors Considered<text:tab/>7</text:a></text:p>
          <text:p text:style-name="P48"><text:a xlink:type="simple" xlink:href="#__RefHeading__1337_1996015058" text:style-name="Index_20_Link" text:visited-style-name="Index_20_Link">Interfacing with the Database<text:tab/>7</text:a></text:p>
          <text:p text:style-name="P48"><text:a xlink:type="simple" xlink:href="#__RefHeading__1339_1996015058" text:style-name="Index_20_Link" text:visited-style-name="Index_20_Link">Programming Language(s)<text:tab/>7</text:a></text:p>
          <text:p text:style-name="P48"><text:a xlink:type="simple" xlink:href="#__RefHeading__1341_1996015058" text:style-name="Index_20_Link" text:visited-style-name="Index_20_Link">Organization / Management<text:tab/>8</text:a></text:p>
          <text:p text:style-name="P48"><text:a xlink:type="simple" xlink:href="#__RefHeading__1343_1996015058" text:style-name="Index_20_Link" text:visited-style-name="Index_20_Link">Timeline<text:tab/>8</text:a></text:p>
          <text:p text:style-name="P57"><text:a xlink:type="simple" xlink:href="#__RefHeading__115_1996015058" text:style-name="Index_20_Link" text:visited-style-name="Index_20_Link">Conclusion<text:tab/>10</text:a></text:p>
          <text:p text:style-name="P57"><text:a xlink:type="simple" xlink:href="#__RefHeading__1345_1996015058" text:style-name="Index_20_Link" text:visited-style-name="Index_20_Link">References<text:tab/>11</text:a></text:p>
        </text:index-body>
      </text:table-of-content>
      <text:p text:style-name="Text_20_body"/>
      <text:h text:style-name="P37" text:outline-level="1"><text:bookmark-start text:name="__RefHeading__107_1996015058"/>Introduction<text:bookmark-end text:name="__RefHeading__107_1996015058"/></text:h>
      <text:p text:style-name="P4">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s, such as Facebook, Twitter, MySpace, Flickr, etc. The society is now in the process of transitioning from the Third to Fourth Generation. The Fourth generation of Internet is represented by the Internet of Things (IoT) [1].</text:p>
      <text:p text:style-name="P4">IoT is a new concept that involves the networking of all physical devices to function more cohesively as one unit to assist in everyday life. It connects everything to the internet “Virtually”. IoT will have huge impact on businesses all over the world as well as average household. Advantages of Internet of Things are; increase in household security, increase in energy conservation and also an increase in business sales [1]. This project involves using sensors in order to develop an Internet of Things application using the Open Geospatial Consortium (OGC) standard. </text:p>
      <text:p text:style-name="P4">OGC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said Sensor Web for IoT convener, </text:span><text:span text:style-name="T3">Dr. </text:span><text:span text:style-name="T2">Steve Liang, who is </text:span><text:span text:style-name="T3">the </text:span><text:span text:style-name="T2">director of the GeoSensorWeb Laboratory at the University of Calgary [2].</text:span></text:p>
      <text:h text:style-name="P36" text:outline-level="1"><text:bookmark-start text:name="__RefHeading__109_1996015058"/>Background Information<text:bookmark-end text:name="__RefHeading__109_1996015058"/></text:h>
      <text:h text:style-name="P31" text:outline-level="2"><text:bookmark-start text:name="__RefHeading__1325_1996015058"/>Internet of Things<text:bookmark-end text:name="__RefHeading__1325_1996015058"/></text:h>
      <text:p text:style-name="Text_20_body">One of the primary aims of our project is to develop an application of an Internet of Things. <text:s/>The term ‘Internet of Things’ (IoT) refers the resulting network formed between tangible objects and their virtual counterparts, and is the result of linking these two representations via an internet like structure. <text:s/>This is usually done by equipping or embedding objects with sensors, providing them with a unique identifier and thus the ability to communicate without requiring human interaction [<text:span text:style-name="T9">3</text:span>].</text:p>
      <text:p text:style-name="Text_20_body"><text:span text:style-name="T1">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span></text:p>
      <text:h text:style-name="P32" text:outline-level="2"><text:bookmark-start text:name="__RefHeading__1327_1996015058"/><text:span text:style-name="T1">Open Geospatial Consortium</text:span><text:bookmark-end text:name="__RefHeading__1327_1996015058"/></text:h>
      <text:p text:style-name="Text_20_body"><text:span text:style-name="T1">The Open Geospatial Consortium (OGC) is a non-profit international organization, and exists as a </text:span><text:soft-page-break/><text:span text:style-name="T1">medium though which more than 400 organizations worldwide may collaborate to encourage development and implementation of open standards for geospatial services, data sharing and GIS data processing [4]. Founded in 1994, the main focus of the OCG is the creation of a set of technical documents known as OCG Standards. <text:s/>These documents detail encodings, which ensure complex spatial information remains available and relevant to various applications. OCG Standards are developed by a unique consensus process, which ultimately allow geoprocessing technologies to interoperate, thus guaranteeing compatibility between two or more separate products [5].</text:span></text:p>
      <text:h text:style-name="P40" text:outline-level="3"><text:bookmark-start text:name="__RefHeading__1329_1996015058"/><text:span text:style-name="T1">OGC RESTful API</text:span><text:bookmark-end text:name="__RefHeading__1329_1996015058"/></text:h>
      <text:p text:style-name="Text_20_body">There are two different types of <text:span text:style-name="T9">w</text:span>eb <text:span text:style-name="T9">s</text:span>ervices, the first being Simple Object Access Protocol (SOAP) based <text:span text:style-name="T9">services</text:span>, and the second being Representational State Transfer (REST) based <text:span text:style-name="T9">services</text:span>. <text:span text:style-name="T10">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9">(API)</text:span> exists to aid developers in writing applications <text:span text:style-name="T10">by providing them with an abstraction layer that specifies how software components such as data or processes should request services from the underlying hardware or software layers [7]. In the context of w</text:span>eb <text:span text:style-name="T10">s</text:span>ervices such as SOAP or <text:span text:style-name="T10">a </text:span>REST<text:span text:style-name="T10">ful API, as we intend to use in this project</text:span>, <text:span text:style-name="T10">i</text:span>t usually consists of a set of classes that can format and make requests from the <text:span text:style-name="T10">w</text:span>eb <text:span text:style-name="T10">s</text:span>ervice, and thus simplifies the use of the <text:span text:style-name="T10">s</text:span>ervice <text:span text:style-name="T11">[7]</text:span>. <text:span text:style-name="T9">Effectively this provides us a library or a suite of functions and objects with which to interact with the web service. </text:span></text:p>
      <text:p text:style-name="Text_20_body"><text:span text:style-name="T11">For this particular</text:span> project, we will most likely be using multiple devices or sensors. <text:s/>While <text:span text:style-name="T11">the developers of these sensors or devices may have provided a</text:span> unique API <text:span text:style-name="T11">for each</text:span> sensor, <text:span text:style-name="T11">this will likely bring difficulties when integrating </text:span>more than one sensor or data set. Therefore, we have a need for a single, standards-compliant API, <text:span text:style-name="T11">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11">(thereby reducing the number of various languages and models required for developers to learn in order to use any specific sensor)</text:span>, and finally it will ease the task of maintaining security for one <text:span text:style-name="T11">web </text:span>service rather than several. <text:s/>F<text:span text:style-name="T11">inally</text:span>, it will be easier for us as the developers to <text:span text:style-name="T11">implement</text:span> one API rather than several <text:span text:style-name="T11">over the duration of the project. </text:span></text:p>
      <text:p text:style-name="Text_20_body"><text:span text:style-name="T1">To implement our project, we are planning to use the RESTful Web API design model, or RESTful 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span></text:p>
      <text:h text:style-name="P36"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text:soft-page-break/>anticipated that some adjustments will occur as the project progresses. <text:span text:style-name="T12">The following list describes e</text:span>ach of the main objectives <text:span text:style-name="T12">and their subsequent sub-objectives. </text:span></text:p>
      <text:list xml:id="list1544536452734713967" text:style-name="L1">
        <text:list-item>
          <text:p text:style-name="P12">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12">2013-10-04. </text:span></text:p>
        </text:list-item>
        <text:list-item>
          <text:p text:style-name="P12">Design a sensor setup which can measure data suitable for the application determined in objective 1. </text:p>
          <text:list>
            <text:list-item>
              <text:p text:style-name="P12">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12">Create a working prototype of a sensor which could be deployed in the city. The prototype’s technical specifications should follow the technical requirements detailed in sub-objective 2a. </text:p>
            </text:list-item>
            <text:list-item>
              <text:p text:style-name="P12">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12">Develop a library which links the sensor setup and the OGC RESTful API.</text:p>
          <text:list>
            <text:list-item>
              <text:p text:style-name="P12">Learn necessary language(s) required for writing a library which will work with <text:span text:style-name="T12">each sensor in the </text:span>chosen sensor setup. Proficiency is needed to a point where it will be possible to write a working library; as such, learning should have a concentrated focus. </text:p>
            </text:list-item>
            <text:list-item>
              <text:p text:style-name="P12">Collect test set of data with multiple sensors in a working/usable configuration in the 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12">Create a user interface (UI) such as a web <text:span text:style-name="T12">site </text:span>or mobile application which makes use of the OGC RESTful API <text:span text:style-name="T12">as provided by Dr. Liang's research group</text:span> to display the sensor data.</text:p>
          <text:list>
            <text:list-item>
              <text:p text:style-name="P12">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12">Represent collected data (in real time) using the created user interface and create a video of its usage. The video should show both how to use the developed UI, as well as prove its functionality.</text:p>
            </text:list-item>
          </text:list>
        </text:list-item>
        <text:list-item>
          <text:p text:style-name="P12"><text:soft-page-break/>Fulfill all deliverable obligations as explained in the ENGO 500 course outline punctually and professionally. These deliverables will also serve as one means for tangible documentation and <text:span text:style-name="T12">as a </text:span>measure of progress.</text:p>
          <text:list>
            <text:list-item>
              <text:p text:style-name="P12">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12">Complete a literature review which thoroughly explores the history of the topic, current state-of-the-art and applications. This should be completed by November 18, 2013. </text:p>
            </text:list-item>
            <text:list-item>
              <text:p text:style-name="P12">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12">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12">Create a final project report in two formats: written and oral. The first draft of the written final report will be completed by April 5, 2014. An oral report, given as a <text:span text:style-name="T12">defense</text:span>, will take place at an appointed time between April 7-11, 2014. Based on feedback from the oral <text:span text:style-name="T12">defense</text:span>, a revised copy of the final report will be finished by April 28, 2014. The final report represents the culmination of all the project work throughout the school year.</text:p>
            </text:list-item>
            <text:list-item>
              <text:p text:style-name="P11">Upload and copy documentation as well as all necessary work onto the group's GitHub repository [10]. This repository will serve as a means of management for the group, and given that one of the project requirements is that our work is open source, this will also serve to assist any future work that may be performed using our project as a base. </text:p>
            </text:list-item>
          </text:list>
        </text:list-item>
      </text:list>
      <text:h text:style-name="P36" text:outline-level="1"><text:bookmark-start text:name="__RefHeading__113_1996015058"/>Methods<text:bookmark-end text:name="__RefHeading__113_1996015058"/></text:h>
      <text:h text:style-name="P33" text:outline-level="2"><text:bookmark-start text:name="__RefHeading__1331_1996015058"/>Sensors<text:bookmark-end text:name="__RefHeading__1331_1996015058"/></text:h>
      <text:h text:style-name="P41" text:outline-level="3"><text:bookmark-start text:name="__RefHeading__1333_1996015058"/>Computer Board<text:bookmark-end text:name="__RefHeading__1333_1996015058"/></text:h>
      <text:p text:style-name="Text_20_body"><text:span text:style-name="Default_20_Paragraph_20_Font"><text:span text:style-name="T21">All sensors will be interfaced using a single board computer. These computers are well suited for DIY,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1">b</text:span></text:span><text:bookmark-end text:name="_Hlt367733713"/><text:span text:style-name="Default_20_Paragraph_20_Font"><text:span text:style-name="T21">erry Pi and the Arduin</text:span></text:span><text:bookmark-start text:name="_Hlt367721309"/><text:bookmark-start text:name="_Hlt367721308"/><text:span text:style-name="Default_20_Paragraph_20_Font"><text:span text:style-name="T21">o</text:span></text:span><text:bookmark-end text:name="_Hlt367721309"/><text:bookmark-end text:name="_Hlt367721308"/><text:span text:style-name="Default_20_Paragraph_20_Font"><text:span text:style-name="T21"> U</text:span></text:span><text:bookmark-start text:name="_Hlt367733958"/><text:span text:style-name="Default_20_Paragraph_20_Font"><text:span text:style-name="T21">n</text:span></text:span><text:bookmark-end text:name="_Hlt367733958"/><text:span text:style-name="Default_20_Paragraph_20_Font"><text:span text:style-name="T21">o. Although they are similar in size and cost, their intended purposes differ slightly. The Raspberry Pi is a fully operational computer running a Linux operating system [1</text:span></text:span><text:span text:style-name="Default_20_Paragraph_20_Font"><text:span text:style-name="T20">1</text:span></text:span><text:span text:style-name="Default_20_Paragraph_20_Font"><text:span text:style-name="T21">].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20">2</text:span></text:span><text:span text:style-name="Default_20_Paragraph_20_Font"><text:span text:style-name="T21">]. The Arduino is well suited to </text:span></text:span><text:soft-page-break/><text:span text:style-name="Default_20_Paragraph_20_Font"><text:span text:style-name="T21">communicating with low level sensors which give either analog or digital signals. Table 1 below highlights their differences:</text:span></text:span></text:p>
      <text:p text:style-name="P46">Table <text:sequence text:ref-name="refTable0" text:name="Table" text:formula="ooow:Table+1" style:num-format="1">1</text:sequence>: Specifications for Arduino Uno, and Models A and B of the Raspberry Pi. Information taken from [1<text:span text:style-name="T16">1</text:span>,<text:span text:style-name="T16">1</text:span>2,<text:span text:style-name="T16">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0">Name</text:p>
          </table:table-cell>
          <table:table-cell table:style-name="Table2.A1" office:value-type="string">
            <text:p text:style-name="P50">Arduino Uno</text:p>
          </table:table-cell>
          <table:table-cell table:style-name="Table2.A1" office:value-type="string">
            <text:p text:style-name="P50">Raspberry Pi Model A</text:p>
          </table:table-cell>
          <table:table-cell table:style-name="Table2.A1" office:value-type="string">
            <text:p text:style-name="P50">Raspberry Pi Model B</text:p>
          </table:table-cell>
        </table:table-row>
        <table:table-row table:style-name="Table2.2">
          <table:table-cell table:style-name="Table2.A1" office:value-type="string">
            <text:p text:style-name="P51">Cost (USD)</text:p>
          </table:table-cell>
          <table:table-cell table:style-name="Table2.A1" office:value-type="string">
            <text:p text:style-name="P53">$29.95</text:p>
          </table:table-cell>
          <table:table-cell table:style-name="Table2.A1" office:value-type="string">
            <text:p text:style-name="P53">Discontinued</text:p>
          </table:table-cell>
          <table:table-cell table:style-name="Table2.A1" office:value-type="string">
            <text:p text:style-name="P53">$35.00</text:p>
          </table:table-cell>
        </table:table-row>
        <table:table-row table:style-name="Table2.2">
          <table:table-cell table:style-name="Table2.A1" office:value-type="string">
            <text:p text:style-name="P51">Size</text:p>
          </table:table-cell>
          <table:table-cell table:style-name="Table2.A1" office:value-type="string">
            <text:p text:style-name="P53">2.5”x2.10”</text:p>
          </table:table-cell>
          <table:table-cell table:style-name="Table2.A1" office:value-type="string">
            <text:p text:style-name="P53">3.37”x2.125”</text:p>
          </table:table-cell>
          <table:table-cell table:style-name="Table2.A1" office:value-type="string">
            <text:p text:style-name="P53">3.37”x2.125”</text:p>
          </table:table-cell>
        </table:table-row>
        <table:table-row table:style-name="Table2.2">
          <table:table-cell table:style-name="Table2.A1" office:value-type="string">
            <text:p text:style-name="P51">Processor</text:p>
          </table:table-cell>
          <table:table-cell table:style-name="Table2.A1" office:value-type="string">
            <text:p text:style-name="P53">ATMega 328 @ 16MHz</text:p>
          </table:table-cell>
          <table:table-cell table:style-name="Table2.A1" office:value-type="string">
            <text:p text:style-name="P53">ARM11 @ 750MHz</text:p>
          </table:table-cell>
          <table:table-cell table:style-name="Table2.A1" office:value-type="string">
            <text:p text:style-name="P53">ARM11 @ 750MHz</text:p>
          </table:table-cell>
        </table:table-row>
        <table:table-row table:style-name="Table2.2">
          <table:table-cell table:style-name="Table2.A1" office:value-type="string">
            <text:p text:style-name="P51">SRAM</text:p>
          </table:table-cell>
          <table:table-cell table:style-name="Table2.A1" office:value-type="string">
            <text:p text:style-name="P53">2 KB</text:p>
          </table:table-cell>
          <table:table-cell table:style-name="Table2.A1" office:value-type="string">
            <text:p text:style-name="P53">256 MB (Shared w GPU)</text:p>
          </table:table-cell>
          <table:table-cell table:style-name="Table2.A1" office:value-type="string">
            <text:p text:style-name="P53">512 MB (Shared w GPU)</text:p>
          </table:table-cell>
        </table:table-row>
        <table:table-row table:style-name="Table2.2">
          <table:table-cell table:style-name="Table2.A1" office:value-type="string">
            <text:p text:style-name="P51">Flash Memory</text:p>
          </table:table-cell>
          <table:table-cell table:style-name="Table2.A1" office:value-type="string">
            <text:p text:style-name="P53">32 KB</text:p>
          </table:table-cell>
          <table:table-cell table:style-name="Table2.A1" office:value-type="string">
            <text:p text:style-name="P53">SD CARD</text:p>
          </table:table-cell>
          <table:table-cell table:style-name="Table2.A1" office:value-type="string">
            <text:p text:style-name="P53">SD CARD</text:p>
          </table:table-cell>
        </table:table-row>
        <table:table-row table:style-name="Table2.2">
          <table:table-cell table:style-name="Table2.A1" office:value-type="string">
            <text:p text:style-name="P51">Ethernet </text:p>
          </table:table-cell>
          <table:table-cell table:style-name="Table2.A1" office:value-type="string">
            <text:p text:style-name="P53">None</text:p>
          </table:table-cell>
          <table:table-cell table:style-name="Table2.A1" office:value-type="string">
            <text:p text:style-name="P53">None</text:p>
          </table:table-cell>
          <table:table-cell table:style-name="Table2.A1" office:value-type="string">
            <text:p text:style-name="P53">Ethernet</text:p>
          </table:table-cell>
        </table:table-row>
        <table:table-row table:style-name="Table2.2">
          <table:table-cell table:style-name="Table2.A8" office:value-type="string">
            <text:p text:style-name="P52">WiFi</text:p>
          </table:table-cell>
          <table:table-cell table:style-name="Table2.A8" office:value-type="string">
            <text:p text:style-name="P54">Adapter available</text:p>
          </table:table-cell>
          <table:table-cell table:style-name="Table2.A8" office:value-type="string">
            <text:p text:style-name="P54">3<text:span text:style-name="T15">rd</text:span> party adapter</text:p>
          </table:table-cell>
          <table:table-cell table:style-name="Table2.A8" office:value-type="string">
            <text:p text:style-name="P54">3<text:span text:style-name="T15">rd</text:span> party adapter</text:p>
          </table:table-cell>
        </table:table-row>
        <table:table-row table:style-name="Table2.2">
          <table:table-cell table:style-name="Table2.A1" office:value-type="string">
            <text:p text:style-name="P51">Digital GP I/O</text:p>
          </table:table-cell>
          <table:table-cell table:style-name="Table2.A1" office:value-type="string">
            <text:p text:style-name="P53">14</text:p>
          </table:table-cell>
          <table:table-cell table:style-name="Table2.A1" office:value-type="string">
            <text:p text:style-name="P53">8</text:p>
          </table:table-cell>
          <table:table-cell table:style-name="Table2.A1" office:value-type="string">
            <text:p text:style-name="P53">8</text:p>
          </table:table-cell>
        </table:table-row>
        <table:table-row table:style-name="Table2.2">
          <table:table-cell table:style-name="Table2.A1" office:value-type="string">
            <text:p text:style-name="P51">Analog Input</text:p>
          </table:table-cell>
          <table:table-cell table:style-name="Table2.A1" office:value-type="string">
            <text:p text:style-name="P53">6</text:p>
          </table:table-cell>
          <table:table-cell table:style-name="Table2.A1" office:value-type="string">
            <text:p text:style-name="P53">None</text:p>
          </table:table-cell>
          <table:table-cell table:style-name="Table2.A1" office:value-type="string">
            <text:p text:style-name="P53">None</text:p>
          </table:table-cell>
        </table:table-row>
        <table:table-row table:style-name="Table2.2">
          <table:table-cell table:style-name="Table2.A1" office:value-type="string">
            <text:p text:style-name="P49"><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53">2</text:p>
          </table:table-cell>
          <table:table-cell table:style-name="Table2.A1" office:value-type="string">
            <text:p text:style-name="P53">1</text:p>
          </table:table-cell>
          <table:table-cell table:style-name="Table2.A1" office:value-type="string">
            <text:p text:style-name="P53">1</text:p>
          </table:table-cell>
        </table:table-row>
        <table:table-row table:style-name="Table2.2">
          <table:table-cell table:style-name="Table2.A1" office:value-type="string">
            <text:p text:style-name="P51">SPI</text:p>
          </table:table-cell>
          <table:table-cell table:style-name="Table2.A1" office:value-type="string">
            <text:p text:style-name="P53">1</text:p>
          </table:table-cell>
          <table:table-cell table:style-name="Table2.A1" office:value-type="string">
            <text:p text:style-name="P53">1</text:p>
          </table:table-cell>
          <table:table-cell table:style-name="Table2.A1" office:value-type="string">
            <text:p text:style-name="P53">1</text:p>
          </table:table-cell>
        </table:table-row>
        <table:table-row table:style-name="Table2.2">
          <table:table-cell table:style-name="Table2.A1" office:value-type="string">
            <text:p text:style-name="P51">USB</text:p>
          </table:table-cell>
          <table:table-cell table:style-name="Table2.A1" office:value-type="string">
            <text:p text:style-name="P53">None</text:p>
          </table:table-cell>
          <table:table-cell table:style-name="Table2.A1" office:value-type="string">
            <text:p text:style-name="P53">1</text:p>
          </table:table-cell>
          <table:table-cell table:style-name="Table2.A1" office:value-type="string">
            <text:p text:style-name="P53">2</text:p>
          </table:table-cell>
        </table:table-row>
        <table:table-row table:style-name="Table2.2">
          <table:table-cell table:style-name="Table2.A1" office:value-type="string">
            <text:p text:style-name="P51">Video Out</text:p>
          </table:table-cell>
          <table:table-cell table:style-name="Table2.A1" office:value-type="string">
            <text:p text:style-name="P53">None</text:p>
          </table:table-cell>
          <table:table-cell table:style-name="Table2.A1" office:value-type="string">
            <text:p text:style-name="P53">HDMI, Composite RCA</text:p>
          </table:table-cell>
          <table:table-cell table:style-name="Table2.A1" office:value-type="string">
            <text:p text:style-name="P53">HDMI, Composite RCA</text:p>
          </table:table-cell>
        </table:table-row>
        <table:table-row table:style-name="Table2.2">
          <table:table-cell table:style-name="Table2.A1" office:value-type="string">
            <text:p text:style-name="P51">Audio Out</text:p>
          </table:table-cell>
          <table:table-cell table:style-name="Table2.A1" office:value-type="string">
            <text:p text:style-name="P53">None</text:p>
          </table:table-cell>
          <table:table-cell table:style-name="Table2.A1" office:value-type="string">
            <text:p text:style-name="P53">HDMI, 3.5 mm jack Analog</text:p>
          </table:table-cell>
          <table:table-cell table:style-name="Table2.A1" office:value-type="string">
            <text:p text:style-name="P53">HDMI, 3.5 mm jack Analog</text:p>
          </table:table-cell>
        </table:table-row>
        <table:table-row table:style-name="Table2.2">
          <table:table-cell table:style-name="Table2.A1" office:value-type="string">
            <text:p text:style-name="P51">Input Voltage</text:p>
          </table:table-cell>
          <table:table-cell table:style-name="Table2.A1" office:value-type="string">
            <text:p text:style-name="P53">7-12v</text:p>
          </table:table-cell>
          <table:table-cell table:style-name="Table2.A1" office:value-type="string">
            <text:p text:style-name="P53">5v</text:p>
          </table:table-cell>
          <table:table-cell table:style-name="Table2.A1" office:value-type="string">
            <text:p text:style-name="P53">5v</text:p>
          </table:table-cell>
        </table:table-row>
        <table:table-row table:style-name="Table2.2">
          <table:table-cell table:style-name="Table2.A1" office:value-type="string">
            <text:p text:style-name="P51">Power Requirements</text:p>
          </table:table-cell>
          <table:table-cell table:style-name="Table2.A1" office:value-type="string">
            <text:p text:style-name="P53">42 mA</text:p>
          </table:table-cell>
          <table:table-cell table:style-name="Table2.A1" office:value-type="string">
            <text:p text:style-name="P53">300 mA</text:p>
          </table:table-cell>
          <table:table-cell table:style-name="Table2.A1" office:value-type="string">
            <text:p text:style-name="P53">700 mA</text:p>
          </table:table-cell>
        </table:table-row>
      </table:table>
      <text:p text:style-name="P30"/>
      <text:p text:style-name="P18"><text:span text:style-name="T14">B</text:span>elow we have listed some of the advantages of each of the boards. </text:p>
      <text:p text:style-name="Text_20_body"><text:span text:style-name="T13">Raspberry Pi</text:span>:</text:p>
      <text:list xml:id="list979898738182526480" text:style-name="L2">
        <text:list-item>
          <text:p text:style-name="P14"><text:span text:style-name="Default_20_Paragraph_20_Font"><text:span text:style-name="T22">I</text:span></text:span><text:span text:style-name="Default_20_Paragraph_20_Font"><text:span text:style-name="T18">nternet connectivity: The Raspberry Pi includes a full </text:span></text:span><text:span text:style-name="Default_20_Paragraph_20_Font"><text:span text:style-name="T20">GNU/</text:span></text:span><text:span text:style-name="Default_20_Paragraph_20_Font"><text:span text:style-name="T18">Linux OS and therefore includes advanced networking capabilities. It </text:span></text:span><text:span text:style-name="Default_20_Paragraph_20_Font"><text:span text:style-name="T20">provides</text:span></text:span><text:span text:style-name="Default_20_Paragraph_20_Font"><text:span text:style-name="T18"> an Ethernet port as well as plug and play support for some USB Wifi &amp; 3G dongles.</text:span></text:span></text:p>
        </text:list-item>
        <text:list-item>
          <text:p text:style-name="P22"><text:span text:style-name="T8">Performance: While the Raspberry Pi does have the overhead of running an OS, it boasts a 750 MHz processor which can be overclocked up to 1GHz with either 256 MB or 512 MB (shared with GPU) of RAM available. The flash memory is also larger (depending on the size of SDcard used).</text:span></text:p>
        </text:list-item>
        <text:list-item>
          <text:p text:style-name="P14"><text:span text:style-name="Default_20_Paragraph_20_Font"><text:span text:style-name="T18">Cost: While the board itself is comparable to the Arduino, being able to use a standard USB WiFi dongle is a great advantage over the Arduino WiFi shield (~$10 vs $70).</text:span></text:span></text:p>
        </text:list-item>
        <text:list-item>
          <text:p text:style-name="P22">Output: If the sensor needs to be controlled in-situ, common video and audio output formats will help accomplish this.</text:p>
        </text:list-item>
        <text:list-item>
          <text:p text:style-name="P22">Programming Flexibility: With a full <text:span text:style-name="T16">GNU/</text:span>Linux OS, any language that compiles on ARMv6 architecture can be used. This opens up the possibility of using many languages or a mix of languages.</text:p>
        </text:list-item>
      </text:list>
      <text:p text:style-name="Text_20_body"><text:span text:style-name="T13">Arduino Uno</text:span>:</text:p>
      <text:list xml:id="list134139686116829" text:continue-numbering="true" text:style-name="L2">
        <text:list-item>
          <text:p text:style-name="P22">Power requirements: If the application requires batteries as the power source, the Arduino uses significantly less power than the Raspberry Pi.</text:p>
        </text:list-item>
        <text:list-item>
          <text:p text:style-name="P14"><text:soft-page-break/><text:span text:style-name="Default_20_Paragraph_20_Font"><text:span text:style-name="T18">Sensor compatibility: The Arduino offers more ports to interface with sensors outputting both digital and analog signals. Comparatively the Raspberry Pi cannot communicate with analog output sensors.</text:span></text:span></text:p>
        </text:list-item>
        <text:list-item>
          <text:p text:style-name="P14"><text:span text:style-name="Default_20_Paragraph_20_Font"><text:span text:style-name="T20">Large development community: The Arduino development community is more mature than the Raspberry Pi’s with a large number of tutorial and example projects [</text:span></text:span><text:span text:style-name="Default_20_Paragraph_20_Font"><text:span text:style-name="T19">1</text:span></text:span><text:span text:style-name="Default_20_Paragraph_20_Font"><text:span text:style-name="T20">3].</text:span></text:span></text:p>
        </text:list-item>
      </text:list>
      <text:p text:style-name="P17"><text:span text:style-name="Default_20_Paragraph_20_Font"><text:span text:style-name="T19">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1">For the location of the device, the sensor set-up will likely be one of two situations:</text:p>
      <text:list xml:id="list134138630556364" text:continue-numbering="true" text:style-name="L2">
        <text:list-item>
          <text:p text:style-name="P14"><text:span text:style-name="Default_20_Paragraph_20_Font"><text:span text:style-name="T18">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14"><text:span text:style-name="Default_20_Paragraph_20_Font"><text:span text:style-name="T18">If the sensor is designed to gather spatial data (ie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8">The other sensors to be included on the device depend on the application chosen. There are a wide variety of sensors available, many of which are inexpensive. Examples of other sensors that could be include are: Image, Video, Sound, Temperature, Pressure, Humidity, Altitude, Distance, Magnetometer, Accelerometer, Force sensitive resistor, Tilt, </text:span></text:span><text:span text:style-name="Default_20_Paragraph_20_Font"><text:span text:style-name="T19">Infrared</text:span></text:span><text:span text:style-name="Default_20_Paragraph_20_Font"><text:span text:style-name="T18">, Luminosity, Motion, Radiation, Liquid Flow, Stretch and more [</text:span></text:span><text:span text:style-name="Default_20_Paragraph_20_Font"><text:span text:style-name="T19">1</text:span></text:span><text:span text:style-name="Default_20_Paragraph_20_Font"><text:span text:style-name="T18">4].</text:span></text:span></text:p>
      <text:h text:style-name="Heading_20_2" text:outline-level="2"><text:bookmark-start text:name="__RefHeading__1337_1996015058"/><text:span text:style-name="Default_20_Paragraph_20_Font">Inter</text:span><text:span text:style-name="T17">facing with the Database</text:span><text:bookmark-end text:name="__RefHeading__1337_1996015058"/></text:h>
      <text:p text:style-name="P18"><text:span text:style-name="T17">The sensor assembly will have network access of some kind, with which it will be sending sensor data to a database designed specifically for IoT applications. This server is maintained by the Sensor Web Interface for IoT Standard working group [</text:span>1<text:span text:style-name="T17">5]. The sensor assembly will require a library </text:span>or set of libraries to interface with the database's OGC RESTful API, <text:span text:style-name="T17">which will be developed to adhere to the upcoming Open Geospatial Consortium (OGC) Sensor Web interface for IoT Standard Sensor Web interface for IOT (SWIOT) [16] standard. This project will likely be one of the first to use the SWIOT standard, and it is hoped that the project helps the standard get recognized and used by other developers.</text:span></text:p>
      <text:h text:style-name="P34" text:outline-level="2"><text:bookmark-start text:name="__RefHeading__1339_1996015058"/>Programming Language(s)<text:bookmark-end text:name="__RefHeading__1339_1996015058"/></text:h>
      <text:p text:style-name="P20">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0"><text:soft-page-break/>The Arduino offers its own integrated development environment (IDE) where the device can be programmed using the Arduino Programming Language, based on C/C++. It also has many <text:s/>libraries available by default for connecting to standard sensors [18]. </text:p>
      <text:h text:style-name="P34" text:outline-level="2"><text:bookmark-start text:name="__RefHeading__1341_1996015058"/>Organization / Management<text:bookmark-end text:name="__RefHeading__1341_1996015058"/></text:h>
      <text:p text:style-name="P18">The project will be managed through Github which will serve as a means to plan &amp; document the project during its evolution. Github has many tools to aid project's along their development and is a good choice for the project due to its open source nature. The GitHub tools that will be used throughout the projects lifetime are:</text:p>
      <text:list xml:id="list2705482625385669201" text:style-name="L3">
        <text:list-item>
          <text:p text:style-name="P19"><text:span text:style-name="T13">Milestones: </text:span>For any deliverables required or goals set during the project, a Milestone will be created. A Milestone can be given a due date, and will include one or more tasks that need to be accomplished.</text:p>
        </text:list-item>
        <text:list-item>
          <text:p text:style-name="P19"><text:span text:style-name="T13">Issues: </text:span>Any time there is a task that needs doing, an Issue will be created for it. The Issue's description will outline background information, objectives, and can be associated with a Milestone. Issues can be assigned to users or users can volunteer by assigning an issue to themselves. Once an Issue is assigned to a user, other user's know not to work on it without addressing the Issue’s owner beforehand. Issues can be labeled and sorted in various ways to help manage the backlog, and will serve as the main organizational system for our day to day work.</text:p>
        </text:list-item>
        <text:list-item>
          <text:p text:style-name="P19"><text:span text:style-name="T13">Wiki: </text:span>The <text:span text:style-name="T17">GitHub </text:span>wiki will serve as the main repository for all the knowledge amassed throughout the project. It is readable by anyone but only project c<text:span text:style-name="T17">ollaborators</text:span> (our group) can add to it <text:span text:style-name="T17">for the time being</text:span>. By compiling all data in one place all team members can stay current with the project<text:span text:style-name="T17">'</text:span>s evolution without <text:span text:style-name="T17">needing to </text:span>consult multiple sources.</text:p>
        </text:list-item>
        <text:list-item>
          <text:p text:style-name="P19"><text:span text:style-name="T13">Pulling/Forking:</text:span> Github gives users a system to track changes to files (usually code) by means of Forking and Pulling. A user can fork <text:span text:style-name="T17">(or copy)</text:span> a repository (collection of files) and <text:span text:style-name="T17">then subsequently </text:span>create a local copy on their machine. From here they can make any edits they desire, and if they want to commit the changes, they create a pull request. This pull request is reviewed by other teammates, <text:span text:style-name="T17">specifically the group leader,</text:span> and if accepted <text:span text:style-name="T17">then t</text:span>heir changes are merged into the master <text:span text:style-name="T17">branch of the main</text:span> repository. The group will likely <text:span text:style-name="T17">only </text:span>work on the <text:span text:style-name="T17">master</text:span> branch of the duration of the project, so the intricacies of branches will <text:span text:style-name="T17">not currently need to be explored. </text:span></text:p>
        </text:list-item>
      </text:list>
      <text:p text:style-name="P18">By utilizing these tools the group hopes to manage the project in an open, detailed, and organized manner in which all group members are accountable <text:span text:style-name="T17">and progress is maintained. </text:span></text:p>
      <text:h text:style-name="P35" text:outline-level="2"><text:bookmark-start text:name="__RefHeading__1343_1996015058"/><text:span text:style-name="T17">Timeline</text:span><text:bookmark-end text:name="__RefHeading__1343_1996015058"/></text:h>
      <text:p text:style-name="P24"><text:span text:style-name="T17">S</text:span>ee the Gantt chart in Figure 1 on the next page to see the task breakdown and expected timeline for milestones and objectives throughout the project. </text:p>
      <text:p text:style-name="P29"/>
      <text:h text:style-name="P39" text:outline-level="1"><text:bookmark-start text:name="__RefHeading__115_1996015058"/>Conclusion<text:bookmark-end text:name="__RefHeading__115_1996015058"/></text:h>
      <text:p text:style-name="P3"/>
      <text:h text:style-name="P38" text:outline-level="1"><text:bookmark-start text:name="__RefHeading__1345_1996015058"/>References<text:bookmark-end text:name="__RefHeading__1345_1996015058"/></text:h>
      <text:p text:style-name="P5"><text:span text:style-name="T1">[</text:span>1] <text:span text:style-name="T4">Suny Cortland, "The Internet of Things," [Online]. Available: </text:span><text:a xlink:type="simple" xlink:href="https://sites.google.com/a/cortland.edu/the-internet-of-things/home"><text:span text:style-name="T4">https://sites.google.com/a/cortland.edu/the-internet-of-things/home</text:span></text:a><text:span text:style-name="T4">. [Accessed 22 September 2013].</text:span></text:p>
      <text:p text:style-name="P6"><text:span text:style-name="T4">[2] "</text:span><text:span text:style-name="T5">The OGC Forms "Sensor Web for IoT" Standards Working Group</text:span><text:span text:style-name="T4">," [Online]. Available: </text:span><text:a xlink:type="simple" xlink:href="http://www.opengeospatial.org/node/1650"><text:span text:style-name="T4">http://www.opengeospatial.org/node/1650</text:span></text:a><text:span text:style-name="T4">. [Accessed 22 September 2013].</text:span></text:p>
      <text:p text:style-name="P9"><text:span text:style-name="T4">[3] I. Wigmore, "Internet Of Things (IoT)," July 2013. [Online]. Available: </text:span><text:a xlink:type="simple" xlink:href="http://whatis.techtarget.com/definition/Internet-of-Things"><text:span text:style-name="T4">http://whatis.techtarget.com/definition/Internet-of-Things</text:span></text:a><text:span text:style-name="T4">. [Accessed 23 September 2013].</text:span></text:p>
      <text:p text:style-name="P9">[4] "About OGC," Open Geospatial Consortium, 1994. [Online]. Available: <text:a xlink:type="simple" xlink:href="http://www.opengeospatial.org/ogc">http://www.opengeospatial.org/ogc</text:a>. [Accessed 20 September 2013].</text:p>
      <text:p text:style-name="P9">[5] "OGC Standards and Supporting Documents," Open Geospatial Consortium, 1994. [Online]. Available: <text:a xlink:type="simple" xlink:href="http://www.opengeospatial.org/standards/">http://www.opengeospatial.org/standards/</text:a>. [Accessed 20 September 2013].</text:p>
      <text:p text:style-name="P9"><text:span text:style-name="T4">[6] B. Spies, “Web Services Part 1: SOAP vs. REST,” May 2013. [Online]. Available: </text:span><text:a xlink:type="simple" xlink:href="http://ajaxonomy.com/2008/xml/web-services-part-1-soap-vs-rest"><text:span text:style-name="T4">http://ajaxonomy.com/2008/xml/web-services-part-1-soap-vs-rest</text:span></text:a><text:span text:style-name="T4">. [Accessed 24 September 2013].</text:span></text:p>
      <text:p text:style-name="P10"><text:span text:style-name="T4">[7] D. Orenstein, “Application Programming Interface – Computerworld,” January 2000. [Online] </text:span><text:span text:style-name="T7">Available:</text:span><text:span text:style-name="T4"> </text:span><text:a xlink:type="simple" xlink:href="https://www.computerworld.com/s/article/43487/Application_Programming_Interface?pageNumber=1"><text:span text:style-name="T4">https://www.computerworld.com/s/article/43487/Application_Programming_Interface?pageNumber=1</text:span></text:a><text:span text:style-name="T4">. [Accessed 24 September 2013].</text:span></text:p>
      <text:p text:style-name="P10"><text:span text:style-name="T4">[8] W3C, “HTTP – Hyper Text Transfer Protocol Overview,” July 2013. [Online] Available: </text:span><text:a xlink:type="simple" xlink:href="http://www.w3.org/Protocols/"><text:span text:style-name="T4">http://www.w3.org/Protocols/</text:span></text:a><text:span text:style-name="T4">. [Accessed 24 September 2013].</text:span></text:p>
      <text:p text:style-name="P7"><text:span text:style-name="T6">[9] W3C, “</text:span><text:bookmark text:name="line1"/><text:span text:style-name="T4">URIs, URLs, and URNs: Clarifications and Recommendations</text:span><text:bookmark text:name="line11"/><text:span text:style-name="T4"> </text:span>1.0,” <text:span text:style-name="T12">September 2001. [Online] Available: </text:span><text:a xlink:type="simple" xlink:href="http://www.w3.org/TR/uri-clarification/"><text:span text:style-name="T12">http://www.w3.org/TR/uri-clarification/</text:span></text:a><text:span text:style-name="T12">. [Accessed 24 September 2013].</text:span></text:p>
      <text:p text:style-name="P13"><text:span text:style-name="T12">[</text:span>10] <text:span text:style-name="T25">J. Steward, </text:span>“ThatGeoGuy/ENGO500,” [Online]. Available: <text:a xlink:type="simple" xlink:href="https://github.com/ThatGeoGuy/ENGO500">https://github.com/ThatGeoGuy/ENGO500</text:a>. [Accessed 24 September 2013].</text:p>
      <text:p text:style-name="P15">[11] “FAQs | Raspberry Pi,” [Online]. Available: <text:a xlink:type="simple" xlink:href="http://www.raspberrypi.org/faqs">http://www.raspberrypi.org/faqs</text:a>. [Accessed 22 September 2013].</text:p>
      <text:p text:style-name="P15">[12] “Arduino – Arduino Board Uno,” [Online]. Available: <text:a xlink:type="simple" xlink:href="http://arduino.cc/en/Main/arduinoBoardUno">http://arduino.cc/en/Main/arduinoBoardUno</text:a>. [Accessed 22 September 2013].</text:p>
      <text:p text:style-name="P16">[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3">[14] “Sensors / Parts, Adafruit Industries,” [Online]. Available: <text:a xlink:type="simple" xlink:href="http://www.adafruit.com/category/35">http://www.adafruit.com/category/35</text:a>. [Accessed 23 September 2013]. </text:p>
      <text:p text:style-name="P8"><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8"><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8"><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5"><text:span text:style-name="T26">[</text:span>18] “Arduino – Reference,” [Online]. Available: <text:a xlink:type="simple" xlink:href="http://arduino.cc/en/Reference/HomePage">http://arduino.cc/en/Reference/HomePage</text:a>. [Accessed 23 Sept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master-page style:name="My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2H18M31S</meta:editing-duration>
    <meta:editing-cycles>4</meta:editing-cycles>
    <meta:generator>LibreOffice/4.1.1.2$Linux_X86_64 LibreOffice_project/7e4286b58adc75a14f6d83f53a03b6c11fa2903</meta:generator>
    <meta:initial-creator>Jeremy Steward</meta:initial-creator>
    <dc:date>2013-09-24T13:41:37.908106687</dc:date>
    <dc:creator>Jeremy Steward</dc:creator>
    <meta:document-statistic meta:table-count="2" meta:image-count="0" meta:object-count="0" meta:page-count="14" meta:paragraph-count="190" meta:word-count="3819" meta:character-count="24318" meta:non-whitespace-character-count="20686"/>
    <meta:template xlink:type="simple" xlink:actuate="onRequest" xlink:title="Empty Template" xlink:href="../../../../../.config/libreoffice/4/user/template/Empty%20Template1.ott" meta:date="2013-09-24T10:59:58.343665802"/>
  </office:meta>
</office:document-meta>
</file>